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6.3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5.5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3.4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7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1.7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3.48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4.6cm" svg:height="1.793cm" svg:x="7.824cm" svg:y="4.408cm">
          <text:p text:style-name="P1">SERVIDOR</text:p>
        </draw:rect>
        <draw:line draw:style-name="gr2" draw:text-style-name="P1" draw:layer="layout" svg:x1="8.424cm" svg:y1="6.201cm" svg:x2="5.624cm" svg:y2="7.442cm">
          <text:p/>
        </draw:line>
        <draw:line draw:style-name="gr2" draw:text-style-name="P1" draw:layer="layout" svg:x1="10.224cm" svg:y1="4.407cm" svg:x2="10.224cm" svg:y2="3.235cm">
          <text:p/>
        </draw:line>
        <draw:line draw:style-name="gr2" draw:text-style-name="P1" draw:layer="layout" svg:x1="12.024cm" svg:y1="6.201cm" svg:x2="14.824cm" svg:y2="7.442cm">
          <text:p/>
        </draw:line>
        <draw:frame draw:style-name="gr3" draw:layer="layout" svg:width="6.877cm" svg:height="0.963cm" svg:x="6.837cm" svg:y="2.572cm">
          <draw:text-box>
            <text:p>ServicioDatosInterface</text:p>
          </draw:text-box>
        </draw:frame>
        <draw:frame draw:style-name="gr4" draw:layer="layout" svg:width="7.377cm" svg:height="0.963cm" svg:x="12.424cm" svg:y="7.512cm">
          <draw:text-box>
            <text:p>ServicioGestorInterface</text:p>
          </draw:text-box>
        </draw:frame>
        <draw:frame draw:style-name="gr4" draw:layer="layout" svg:width="9.024cm" svg:height="0.963cm" svg:x="1cm" svg:y="7.58cm">
          <draw:text-box>
            <text:p>ServicioAutenticacionInterface</text:p>
          </draw:text-box>
        </draw:frame>
        <draw:frame draw:style-name="gr5" draw:text-style-name="P2" draw:layer="layout" svg:width="6.027cm" svg:height="0.983cm" svg:x="7.2cm" svg:y="1.952cm">
          <draw:text-box>
            <text:p text:style-name="P2"><text:span text:style-name="T1">ServicioDatosImpl</text:span></text:p>
          </draw:text-box>
        </draw:frame>
        <draw:frame draw:style-name="gr6" draw:text-style-name="P2" draw:layer="layout" svg:width="8.5cm" svg:height="1.183cm" svg:x="1.3cm" svg:y="8.132cm">
          <draw:text-box>
            <text:p text:style-name="P2"><text:span text:style-name="T1">ServicioAutenticacionImpl</text:span></text:p>
          </draw:text-box>
        </draw:frame>
        <draw:frame draw:style-name="gr6" draw:text-style-name="P2" draw:layer="layout" svg:width="6.6cm" svg:height="1.183cm" svg:x="12.8cm" svg:y="8.133cm">
          <draw:text-box>
            <text:p text:style-name="P2"><text:span text:style-name="T1">ServicioGestorImpl</text:span></text:p>
          </draw:text-box>
        </draw:frame>
        <draw:frame draw:style-name="gr7" draw:text-style-name="P3" draw:layer="layout" svg:width="2.894cm" svg:height="1.034cm" svg:x="8.606cm" svg:y="1.4cm">
          <draw:text-box>
            <text:p text:style-name="P3"><text:span text:style-name="T2">almacen</text:span></text:p>
          </draw:text-box>
        </draw:frame>
        <draw:frame draw:style-name="gr8" draw:text-style-name="P3" draw:layer="layout" svg:width="3.986cm" svg:height="0.963cm" svg:x="3.614cm" svg:y="8.736cm">
          <draw:text-box>
            <text:p text:style-name="P3"><text:span text:style-name="T2">autenticador</text:span></text:p>
          </draw:text-box>
        </draw:frame>
        <draw:frame draw:style-name="gr9" draw:text-style-name="P3" draw:layer="layout" svg:width="2.263cm" svg:height="0.963cm" svg:x="14.637cm" svg:y="8.667cm">
          <draw:text-box>
            <text:p text:style-name="P3"><text:span text:style-name="T2">gestor</text:span></text:p>
          </draw:text-box>
        </draw:frame>
        <draw:rect draw:style-name="gr1" draw:text-style-name="P1" draw:layer="layout" svg:width="4.6cm" svg:height="1.793cm" svg:x="7.9cm" svg:y="12.2cm">
          <text:p text:style-name="P1">SERVIDOR</text:p>
        </draw:rect>
        <draw:rect draw:style-name="gr1" draw:text-style-name="P1" draw:layer="layout" svg:width="4.6cm" svg:height="1.793cm" svg:x="1.8cm" svg:y="15.707cm">
          <text:p text:style-name="P1">CLIENTE</text:p>
        </draw:rect>
        <draw:rect draw:style-name="gr1" draw:text-style-name="P1" draw:layer="layout" svg:width="4.6cm" svg:height="1.793cm" svg:x="13.3cm" svg:y="15.8cm">
          <text:p text:style-name="P1">REPOSITORIO</text:p>
        </draw:rect>
        <draw:line draw:style-name="gr2" draw:text-style-name="P1" draw:layer="layout" svg:x1="5cm" svg:y1="15.5cm" svg:x2="7.788cm" svg:y2="14.231cm">
          <text:p/>
        </draw:line>
        <draw:line draw:style-name="gr2" draw:text-style-name="P1" draw:layer="layout" svg:x1="12.4cm" svg:y1="14.4cm" svg:x2="15.2cm" svg:y2="15.641cm">
          <text:p/>
        </draw:line>
        <draw:path draw:style-name="gr10" draw:text-style-name="P1" draw:layer="layout" svg:width="2.508cm" svg:height="1.014cm" svg:x="7.9cm" svg:y="10.885cm" svg:viewBox="0 0 2509 1015" svg:d="M0 315c2800-1000 2500 700 2500 700">
          <text:p/>
        </draw:path>
        <draw:line draw:style-name="gr2" draw:text-style-name="P1" draw:layer="layout" svg:x1="10.4cm" svg:y1="11.6cm" svg:x2="10.4cm" svg:y2="12.1cm">
          <text:p/>
        </draw:line>
        <draw:frame draw:style-name="gr11" draw:layer="layout" svg:width="2.157cm" svg:height="0.963cm" svg:x="10.143cm" svg:y="10.637cm">
          <draw:text-box>
            <text:p>Datos</text:p>
          </draw:text-box>
        </draw:frame>
        <draw:frame draw:style-name="gr11" draw:layer="layout" svg:width="3.355cm" svg:height="0.963cm" svg:x="2.545cm" svg:y="14cm">
          <draw:text-box>
            <text:p>Autenticar</text:p>
          </draw:text-box>
        </draw:frame>
        <draw:frame draw:style-name="gr12" draw:layer="layout" svg:width="4.024cm" svg:height="0.963cm" svg:x="13.2cm" svg:y="14.1cm">
          <draw:text-box>
            <text:p>Sr-Operador</text:p>
          </draw:text-box>
        </draw:frame>
        <draw:rect draw:style-name="gr1" draw:text-style-name="P1" draw:layer="layout" svg:width="4.6cm" svg:height="1.793cm" svg:x="7.9cm" svg:y="12.201cm">
          <text:p text:style-name="P1">SERVIDOR</text:p>
        </draw:rect>
        <draw:rect draw:style-name="gr1" draw:text-style-name="P1" draw:layer="layout" svg:width="4.6cm" svg:height="1.793cm" svg:x="13.3cm" svg:y="15.801cm">
          <text:p text:style-name="P1">REPOSITORIO</text:p>
        </draw:rect>
        <draw:rect draw:style-name="gr1" draw:text-style-name="P1" draw:layer="layout" svg:width="4.6cm" svg:height="1.793cm" svg:x="2.3cm" svg:y="24.707cm">
          <text:p text:style-name="P1">SERVIDOR</text:p>
        </draw:rect>
        <draw:rect draw:style-name="gr1" draw:text-style-name="P1" draw:layer="layout" svg:width="4.6cm" svg:height="1.793cm" svg:x="13.4cm" svg:y="24.607cm">
          <text:p text:style-name="P1">REPOSITORIO</text:p>
        </draw:rect>
        <draw:path draw:style-name="gr10" draw:text-style-name="P1" draw:layer="layout" svg:width="2.508cm" svg:height="1.014cm" svg:x="2.591cm" svg:y="23.292cm" svg:viewBox="0 0 2509 1015" svg:d="M0 315c2800-1000 2500 700 2500 700">
          <text:p/>
        </draw:path>
        <draw:line draw:style-name="gr2" draw:text-style-name="P1" draw:layer="layout" svg:x1="5.091cm" svg:y1="24.007cm" svg:x2="5.091cm" svg:y2="24.507cm">
          <text:p/>
        </draw:line>
        <draw:frame draw:style-name="gr11" draw:layer="layout" svg:width="2.157cm" svg:height="0.963cm" svg:x="5.043cm" svg:y="23.144cm">
          <draw:text-box>
            <text:p>Datos</text:p>
          </draw:text-box>
        </draw:frame>
        <draw:line draw:style-name="gr2" draw:text-style-name="P1" draw:layer="layout" svg:x1="13.2cm" svg:y1="25.6cm" svg:x2="7.1cm" svg:y2="25.6cm">
          <text:p/>
        </draw:line>
        <draw:frame draw:style-name="gr11" draw:layer="layout" svg:width="3.355cm" svg:height="0.963cm" svg:x="8.8cm" svg:y="24.5cm">
          <draw:text-box>
            <text:p>Autenticar</text:p>
          </draw:text-box>
        </draw:frame>
      </draw:page>
      <draw:page draw:name="page2" draw:style-name="dp1" draw:master-page-name="Predeterminado">
        <draw:rect draw:style-name="gr1" draw:text-style-name="P1" draw:layer="layout" svg:width="4.6cm" svg:height="1.793cm" svg:x="7.824cm" svg:y="4.408cm">
          <text:p text:style-name="P1">REPOSITORIO</text:p>
        </draw:rect>
        <draw:line draw:style-name="gr2" draw:text-style-name="P1" draw:layer="layout" svg:x1="8.424cm" svg:y1="6.201cm" svg:x2="5.624cm" svg:y2="7.442cm">
          <text:p/>
        </draw:line>
        <draw:line draw:style-name="gr2" draw:text-style-name="P1" draw:layer="layout" svg:x1="12.024cm" svg:y1="6.201cm" svg:x2="14.824cm" svg:y2="7.442cm">
          <text:p/>
        </draw:line>
        <draw:frame draw:style-name="gr13" draw:text-style-name="P4" draw:layer="layout" svg:width="8.7cm" svg:height="1.547cm" svg:x="1.3cm" svg:y="8.132cm">
          <draw:text-box>
            <text:p text:style-name="P4"><text:span text:style-name="T3">ServicioServidorOperadorImpl</text:span></text:p>
          </draw:text-box>
        </draw:frame>
        <draw:frame draw:style-name="gr13" draw:text-style-name="P4" draw:layer="layout" svg:width="9.3cm" svg:height="1.547cm" svg:x="11.1cm" svg:y="8.133cm">
          <draw:text-box>
            <text:p text:style-name="P4"><text:span text:style-name="T3">ServicioClienteOperadorImpl</text:span></text:p>
          </draw:text-box>
        </draw:frame>
        <draw:frame draw:style-name="gr8" draw:text-style-name="P3" draw:layer="layout" svg:width="3.986cm" svg:height="0.963cm" svg:x="3.614cm" svg:y="8.736cm">
          <draw:text-box>
            <text:p text:style-name="P3"><text:span text:style-name="T2">sroperador</text:span></text:p>
          </draw:text-box>
        </draw:frame>
        <draw:frame draw:style-name="gr14" draw:text-style-name="P3" draw:layer="layout" svg:width="3.8cm" svg:height="1.675cm" svg:x="13.1cm" svg:y="8.667cm">
          <draw:text-box>
            <text:p text:style-name="P3"><text:span text:style-name="T2">cloperador</text:span></text:p>
          </draw:text-box>
        </draw:frame>
        <draw:frame draw:style-name="gr15" draw:text-style-name="P5" draw:layer="layout" svg:width="10.1cm" svg:height="1.675cm" svg:x="1cm" svg:y="7.581cm">
          <draw:text-box>
            <text:p text:style-name="P5"><text:span text:style-name="T4">ServicioServidorOperadorInterface</text:span></text:p>
          </draw:text-box>
        </draw:frame>
        <draw:frame draw:style-name="gr15" draw:text-style-name="P5" draw:layer="layout" svg:width="9.9cm" svg:height="1.675cm" svg:x="10.7cm" svg:y="7.513cm">
          <draw:text-box>
            <text:p text:style-name="P5"><text:span text:style-name="T4">ServicioClienteOperadorInterface</text:span></text:p>
          </draw:text-box>
        </draw:frame>
        <draw:rect draw:style-name="gr1" draw:text-style-name="P1" draw:layer="layout" svg:width="4.6cm" svg:height="1.793cm" svg:x="8cm" svg:y="13.109cm">
          <text:p text:style-name="P1">CLIENTE</text:p>
        </draw:rect>
        <draw:line draw:style-name="gr2" draw:text-style-name="P1" draw:layer="layout" svg:x1="8.6cm" svg:y1="14.902cm" svg:x2="5.8cm" svg:y2="16.143cm">
          <text:p/>
        </draw:line>
        <draw:frame draw:style-name="gr13" draw:text-style-name="P4" draw:layer="layout" svg:width="8.6cm" svg:height="1.547cm" svg:x="1.476cm" svg:y="16.833cm">
          <draw:text-box>
            <text:p text:style-name="P4"><text:span text:style-name="T3">ServicioDiscoClienteImpl</text:span></text:p>
          </draw:text-box>
        </draw:frame>
        <draw:frame draw:style-name="gr16" draw:text-style-name="P3" draw:layer="layout" svg:width="7.2cm" svg:height="1.675cm" svg:x="1.8cm" svg:y="17.437cm">
          <draw:text-box>
            <text:p text:style-name="P3"><text:span text:style-name="T2">Discocliente/XXXXX</text:span></text:p>
          </draw:text-box>
        </draw:frame>
        <draw:frame draw:style-name="gr15" draw:text-style-name="P5" draw:layer="layout" svg:width="10.1cm" svg:height="1.675cm" svg:x="0.9cm" svg:y="16.3cm">
          <draw:text-box>
            <text:p text:style-name="P5"><text:span text:style-name="T4">ServicioDiscoClienteInterface</text:span></text:p>
          </draw:text-box>
        </draw:frame>
      </draw:page>
      <draw:page draw:name="page3" draw:style-name="dp1" draw:master-page-name="Predeterminado">
        <draw:rect draw:style-name="gr1" draw:text-style-name="P1" draw:layer="layout" svg:width="4.6cm" svg:height="1.793cm" svg:x="8.4cm" svg:y="17.806cm">
          <text:p text:style-name="P1">SERVIDOR</text:p>
        </draw:rect>
        <draw:rect draw:style-name="gr1" draw:text-style-name="P1" draw:layer="layout" svg:width="4.6cm" svg:height="1.793cm" svg:x="2.3cm" svg:y="21.313cm">
          <text:p text:style-name="P1">CLIENTE</text:p>
        </draw:rect>
        <draw:line draw:style-name="gr2" draw:text-style-name="P1" draw:layer="layout" svg:x1="5.5cm" svg:y1="21.106cm" svg:x2="8.288cm" svg:y2="19.837cm">
          <text:p/>
        </draw:line>
        <draw:path draw:style-name="gr10" draw:text-style-name="P1" draw:layer="layout" svg:width="2.508cm" svg:height="1.014cm" svg:x="8.4cm" svg:y="16.491cm" svg:viewBox="0 0 2509 1015" svg:d="M0 315c2800-1000 2500 700 2500 700">
          <text:p/>
        </draw:path>
        <draw:line draw:style-name="gr2" draw:text-style-name="P1" draw:layer="layout" svg:x1="10.9cm" svg:y1="17.206cm" svg:x2="10.9cm" svg:y2="17.706cm">
          <text:p/>
        </draw:line>
        <draw:frame draw:style-name="gr11" draw:layer="layout" svg:width="2.157cm" svg:height="0.963cm" svg:x="10.643cm" svg:y="16.243cm">
          <draw:text-box>
            <text:p>Datos</text:p>
          </draw:text-box>
        </draw:frame>
        <draw:frame draw:style-name="gr11" draw:layer="layout" svg:width="2.407cm" svg:height="0.963cm" svg:x="3.045cm" svg:y="19.606cm">
          <draw:text-box>
            <text:p>Gestor</text:p>
          </draw:text-box>
        </draw:frame>
        <draw:rect draw:style-name="gr1" draw:text-style-name="P1" draw:layer="layout" svg:width="4.6cm" svg:height="1.793cm" svg:x="8.4cm" svg:y="17.807cm">
          <text:p text:style-name="P1">SERVIDOR</text:p>
        </draw:rect>
        <draw:rect draw:style-name="gr1" draw:text-style-name="P1" draw:layer="layout" svg:width="4.6cm" svg:height="1.793cm" svg:x="9.1cm" svg:y="4.563cm">
          <text:p text:style-name="P1">SERVIDOR</text:p>
        </draw:rect>
        <draw:rect draw:style-name="gr1" draw:text-style-name="P1" draw:layer="layout" svg:width="4.6cm" svg:height="1.793cm" svg:x="3cm" svg:y="8.07cm">
          <text:p text:style-name="P1">CLIENTE</text:p>
        </draw:rect>
        <draw:rect draw:style-name="gr1" draw:text-style-name="P1" draw:layer="layout" svg:width="4.6cm" svg:height="1.793cm" svg:x="14.5cm" svg:y="8.163cm">
          <text:p text:style-name="P1">REPOSITORIO</text:p>
        </draw:rect>
        <draw:line draw:style-name="gr2" draw:text-style-name="P1" draw:layer="layout" svg:x1="6.2cm" svg:y1="7.863cm" svg:x2="8.988cm" svg:y2="6.594cm">
          <text:p/>
        </draw:line>
        <draw:path draw:style-name="gr10" draw:text-style-name="P1" draw:layer="layout" svg:width="2.508cm" svg:height="1.014cm" svg:x="9.1cm" svg:y="3.248cm" svg:viewBox="0 0 2509 1015" svg:d="M0 315c2800-1000 2500 700 2500 700">
          <text:p/>
        </draw:path>
        <draw:line draw:style-name="gr2" draw:text-style-name="P1" draw:layer="layout" svg:x1="11.6cm" svg:y1="3.963cm" svg:x2="11.6cm" svg:y2="4.463cm">
          <text:p/>
        </draw:line>
        <draw:frame draw:style-name="gr11" draw:layer="layout" svg:width="2.157cm" svg:height="0.963cm" svg:x="11.343cm" svg:y="3cm">
          <draw:text-box>
            <text:p>Datos</text:p>
          </draw:text-box>
        </draw:frame>
        <draw:frame draw:style-name="gr11" draw:layer="layout" svg:width="2.407cm" svg:height="0.963cm" svg:x="3.745cm" svg:y="6.363cm">
          <draw:text-box>
            <text:p>Gestor</text:p>
          </draw:text-box>
        </draw:frame>
        <draw:rect draw:style-name="gr1" draw:text-style-name="P1" draw:layer="layout" svg:width="4.6cm" svg:height="1.793cm" svg:x="9.1cm" svg:y="4.564cm">
          <text:p text:style-name="P1">SERVIDOR</text:p>
        </draw:rect>
        <draw:rect draw:style-name="gr1" draw:text-style-name="P1" draw:layer="layout" svg:width="4.6cm" svg:height="1.793cm" svg:x="14.5cm" svg:y="8.164cm">
          <text:p text:style-name="P1">REPOSITORIO</text:p>
        </draw:rect>
        <draw:line draw:style-name="gr2" draw:text-style-name="P1" draw:layer="layout" svg:x1="14.2cm" svg:y1="8.881cm" svg:x2="7.9cm" svg:y2="8.833cm">
          <text:p/>
        </draw:line>
        <draw:frame draw:style-name="gr11" draw:layer="layout" svg:width="4.054cm" svg:height="0.963cm" svg:x="9.3cm" svg:y="7.857cm">
          <draw:text-box>
            <text:p>DiscoCliente</text:p>
          </draw:text-box>
        </draw:frame>
        <draw:line draw:style-name="gr2" draw:text-style-name="P1" draw:layer="layout" svg:x1="14.107cm" svg:y1="6.64cm" svg:x2="16.903cm" svg:y2="7.89cm">
          <text:p/>
        </draw:line>
        <draw:frame draw:style-name="gr11" draw:layer="layout" svg:width="4.024cm" svg:height="0.963cm" svg:x="15.4cm" svg:y="6.437cm">
          <draw:text-box>
            <text:p>Sr-Operad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uenaventura Salcedo</meta:initial-creator>
    <meta:creation-date>2017-07-05T23:22:10.61</meta:creation-date>
    <dc:date>2017-07-06T03:51:07.53</dc:date>
    <dc:creator>Buenaventura Salcedo</dc:creator>
    <meta:editing-duration>PT1H20M4S</meta:editing-duration>
    <meta:editing-cycles>1</meta:editing-cycles>
    <meta:document-statistic meta:object-count="68"/>
    <meta:generator>OpenOffice/4.1.2$Win32 OpenOffice.org_project/412m3$Build-9782</meta:generator>
  </office:meta>
</office:document-meta>
</file>